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21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E7E6E6" style:vertical-align="top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E7E6E6" fo:border-left="thin solid #E7E6E6" fo:border-right="thin solid #E7E6E6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Hyperlink" style:data-style-name="N0">
      <style:table-cell-properties style:vertical-align="top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Hyperlink" style:data-style-name="N0">
      <style:table-cell-properties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Hyperlink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8" style:family="table-cell" style:parent-style-name="Hyperlink" style:data-style-name="N0">
      <style:table-cell-properties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Hyperlink" style:data-style-name="N0">
      <style:table-cell-properties fo:border-top="thin solid #E7E6E6" fo:border-bottom="none" fo:border-left="thin solid #E7E6E6" fo:border-right="thin solid #E7E6E6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1" style:family="table-cell" style:parent-style-name="Hyperlink" style:data-style-name="N0">
      <style:table-cell-properties fo:border-top="none" fo:border-bottom="none" fo:border-left="thin solid #E7E6E6" fo:border-right="thin solid #E7E6E6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2" style:family="table-cell" style:parent-style-name="Hyperlink" style:data-style-name="N0">
      <style:table-cell-properties fo:border-top="none" fo:border-bottom="thin solid #E7E6E6" fo:border-left="none" fo:border-right="thin solid #E7E6E6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3" style:family="table-cell" style:parent-style-name="Hyperlink" style:data-style-name="N0">
      <style:table-cell-properties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color="#C65911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8" style:family="table-cell" style:parent-style-name="Hyperlink" style:data-style-name="N0">
      <style:table-cell-properties fo:border-top="thin solid #E7E6E6" fo:border-bottom="none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9" style:family="table-cell" style:parent-style-name="Hyperlink" style:data-style-name="N0">
      <style:table-cell-properties fo:border-top="thin solid #000000" fo:border-bottom="thin solid #E7E6E6" fo:border-left="none" fo:border-right="none" style:vertical-align="top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0" style:family="table-cell" style:parent-style-name="Hyperlink" style:data-style-name="N0">
      <style:table-cell-properties fo:border="thin solid #E7E6E6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35pt" style:use-optimal-row-height="true" fo:break-before="auto"/>
    </style:style>
    <style:style style:name="ro9" style:family="table-row">
      <style:table-row-properties style:row-height="120pt" style:use-optimal-row-height="true" fo:break-before="auto"/>
    </style:style>
    <style:style style:name="ro10" style:family="table-row">
      <style:table-row-properties style:row-height="52.5pt" style:use-optimal-row-height="false" fo:break-before="auto"/>
    </style:style>
    <style:style style:name="ro11" style:family="table-row">
      <style:table-row-properties style:row-height="210pt" style:use-optimal-row-height="true" fo:break-before="auto"/>
    </style:style>
    <style:style style:name="ro12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5">
            <text:p>Talent Boost 2020 Program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8">
            <text:p>Topic</text:p>
          </table:table-cell>
          <table:table-cell office:value-type="string" table:style-name="ce8">
            <text:p>Date<text:s/>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Topic Lead</text:p>
          </table:table-cell>
          <table:table-cell table:number-columns-repeated="16380"/>
        </table:table-row>
        <table:table-row table:style-name="ro3">
          <table:table-cell office:value-type="string" table:number-columns-spanned="1" table:number-rows-spanned="2" table:style-name="ce16">
            <text:p>Introductory session</text:p>
          </table:table-cell>
          <table:table-cell office:value-type="date" office:date-value="2020-03-04T00:00:00" table:style-name="ce3">
            <text:p>4-Mar</text:p>
          </table:table-cell>
          <table:table-cell office:value-type="string" table:style-name="ce12">
            <text:p>Console overview</text:p>
            <text:p>Cmds</text:p>
            <text:p>Git</text:p>
            <text:p>Git tasks</text:p>
            <text:p>Gitlab</text:p>
            <text:p/>
          </table:table-cell>
          <table:table-cell office:value-type="string" table:number-columns-spanned="1" table:number-rows-spanned="2" table:style-name="ce29">
            <text:p><text:a xlink:href="mailto:stoilovm@vmware.com">Mario Stoilov</text:a></text:p>
          </table:table-cell>
          <table:table-cell table:number-columns-repeated="16380"/>
        </table:table-row>
        <table:table-row table:style-name="ro4">
          <table:covered-table-cell/>
          <table:table-cell office:value-type="date" office:date-value="2020-03-05T00:00:00" table:style-name="ce3">
            <text:p>5-Mar</text:p>
          </table:table-cell>
          <table:table-cell office:value-type="string" table:style-name="ce12">
            <text:p>Setup dev environment - IDE, Java. <text:s text:c="14"/>The Basics: Version Control System, Code Review Tool,Bug Tracking System, IDE, Continuous Integration<text:s/></text:p>
            <text:p>Basic IO - read and write to console</text:p>
          </table:table-cell>
          <table:covered-table-cell/>
          <table:table-cell table:number-columns-repeated="16380"/>
        </table:table-row>
        <table:table-row table:style-name="ro5">
          <table:table-cell office:value-type="string" table:number-columns-spanned="1" table:number-rows-spanned="5" table:style-name="ce19">
            <text:p>Java</text:p>
            <text:p>Basics of OOP</text:p>
            <text:p/>
          </table:table-cell>
          <table:table-cell office:value-type="date" office:date-value="2020-03-06T00:00:00" table:style-name="ce3">
            <text:p>6-Mar</text:p>
          </table:table-cell>
          <table:table-cell office:value-type="string" table:style-name="ce12">
            <text:p>Java language basics, OOP, compiler from command line, jars, main, Test runners, basic tips / operators</text:p>
          </table:table-cell>
          <table:table-cell office:value-type="string" table:number-columns-spanned="1" table:number-rows-spanned="5" table:style-name="ce30">
            <text:p><text:a xlink:href="mailto:marinovm@vmware.com">Martin Marinov</text:a></text:p>
          </table:table-cell>
          <table:table-cell table:number-columns-repeated="16380"/>
        </table:table-row>
        <table:table-row table:style-name="ro6">
          <table:covered-table-cell/>
          <table:table-cell office:value-type="date" office:date-value="2020-03-09T00:00:00" table:style-name="ce3">
            <text:p>9-Mar</text:p>
          </table:table-cell>
          <table:table-cell office:value-type="string" table:style-name="ce12">
            <text:p>Classes &amp; objects, memory management (stack, heap), gc, interfaces</text:p>
          </table:table-cell>
          <table:covered-table-cell/>
          <table:table-cell table:number-columns-repeated="16380"/>
        </table:table-row>
        <table:table-row table:style-name="ro6">
          <table:covered-table-cell/>
          <table:table-cell office:value-type="date" office:date-value="2020-03-10T00:00:00" table:style-name="ce3">
            <text:p>10-Mar</text:p>
          </table:table-cell>
          <table:table-cell office:value-type="string" table:style-name="ce12">
            <text:p>OOP principles, abstract classes, enums, immutable classes</text:p>
          </table:table-cell>
          <table:covered-table-cell/>
          <table:table-cell table:number-columns-repeated="16380"/>
        </table:table-row>
        <table:table-row table:style-name="ro6">
          <table:covered-table-cell/>
          <table:table-cell office:value-type="date" office:date-value="2020-03-11T00:00:00" table:style-name="ce3">
            <text:p>11-Mar</text:p>
          </table:table-cell>
          <table:table-cell office:value-type="string" table:style-name="ce12">
            <text:p>Arrays, generics, Collections (List, Map, Set, Iterator), lambda</text:p>
          </table:table-cell>
          <table:covered-table-cell/>
          <table:table-cell table:number-columns-repeated="16380"/>
        </table:table-row>
        <table:table-row table:style-name="ro5">
          <table:covered-table-cell/>
          <table:table-cell office:value-type="date" office:date-value="2020-03-12T00:00:00" table:style-name="ce3">
            <text:p>12-Mar</text:p>
          </table:table-cell>
          <table:table-cell office:value-type="string" table:style-name="ce4">
            <text:p>Exceptions, clean code (examples with bad code). <text:s text:c="61"/>CHECKPOINT EXAM</text:p>
          </table:table-cell>
          <table:covered-table-cell/>
          <table:table-cell table:number-columns-repeated="16380"/>
        </table:table-row>
        <table:table-row table:style-name="ro7">
          <table:table-cell office:value-type="string" table:number-columns-spanned="1" table:number-rows-spanned="7" table:style-name="ce24">
            <text:p>Data Structures and Algorithms</text:p>
          </table:table-cell>
          <table:table-cell office:value-type="date" office:date-value="2020-03-13T00:00:00" table:style-name="ce3">
            <text:p>13-Mar</text:p>
          </table:table-cell>
          <table:table-cell office:value-type="string" table:style-name="ce5">
            <text:p>Introduction, algorithm complexity</text:p>
          </table:table-cell>
          <table:table-cell office:value-type="string" table:number-columns-spanned="1" table:number-rows-spanned="7" table:style-name="ce28">
            <text:p><text:a xlink:href="mailto:chaushevd@vmware.com">Dimitar Chaushev</text:a></text:p>
          </table:table-cell>
          <table:table-cell table:number-columns-repeated="16380"/>
        </table:table-row>
        <table:table-row table:style-name="ro7">
          <table:covered-table-cell/>
          <table:table-cell office:value-type="date" office:date-value="2020-03-16T00:00:00" table:style-name="ce3">
            <text:p>16-Mar</text:p>
          </table:table-cell>
          <table:table-cell office:value-type="string" table:style-name="ce12">
            <text:p>List, Stack, Queue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17T00:00:00" table:style-name="ce3">
            <text:p>17-Mar</text:p>
          </table:table-cell>
          <table:table-cell office:value-type="string" table:style-name="ce7">
            <text:p>Sorting algorithm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18T00:00:00" table:style-name="ce3">
            <text:p>18-Mar</text:p>
          </table:table-cell>
          <table:table-cell office:value-type="string" table:style-name="ce7">
            <text:p>Hash table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19T00:00:00" table:style-name="ce3">
            <text:p>19-Mar</text:p>
          </table:table-cell>
          <table:table-cell office:value-type="string" table:style-name="ce7">
            <text:p>Tree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20T00:00:00" table:style-name="ce3">
            <text:p>20-Mar</text:p>
          </table:table-cell>
          <table:table-cell office:value-type="string" table:style-name="ce7">
            <text:p>Graphs</text:p>
          </table:table-cell>
          <table:covered-table-cell/>
          <table:table-cell table:number-columns-repeated="16380"/>
        </table:table-row>
        <table:table-row table:style-name="ro6">
          <table:covered-table-cell/>
          <table:table-cell office:value-type="date" office:date-value="2020-03-23T00:00:00" table:style-name="ce3">
            <text:p>23-Mar</text:p>
          </table:table-cell>
          <table:table-cell office:value-type="string" table:style-name="ce12">
            <text:p>Bonus topic <text:s text:c="60"/>CHECKPOINT EXAM</text:p>
          </table:table-cell>
          <table:covered-table-cell/>
          <table:table-cell table:number-columns-repeated="16380"/>
        </table:table-row>
        <table:table-row table:style-name="ro7">
          <table:table-cell office:value-type="string" table:number-columns-spanned="1" table:number-rows-spanned="6" table:style-name="ce19">
            <text:p>OOP Recap<text:s/></text:p>
            <text:p>Refactoring</text:p>
            <text:p>Writing testable code (+TDD)</text:p>
            <text:p/>
          </table:table-cell>
          <table:table-cell office:value-type="date" office:date-value="2020-03-24T00:00:00" table:style-name="ce3">
            <text:p>24-Mar</text:p>
          </table:table-cell>
          <table:table-cell office:value-type="string" table:style-name="ce12">
            <text:p>OOP Recap Testing Process</text:p>
          </table:table-cell>
          <table:table-cell office:value-type="string" table:number-columns-spanned="1" table:number-rows-spanned="6" table:style-name="ce23">
            <text:p><text:a xlink:href="mailto:pmitrov@vmware.com">Peter Mitrov</text:a></text:p>
          </table:table-cell>
          <table:table-cell table:number-columns-repeated="16380"/>
        </table:table-row>
        <table:table-row table:style-name="ro7">
          <table:covered-table-cell/>
          <table:table-cell office:value-type="date" office:date-value="2020-03-25T00:00:00" table:style-name="ce3">
            <text:p>25-Mar</text:p>
          </table:table-cell>
          <table:table-cell office:value-type="string" table:style-name="ce7">
            <text:p>Refactoring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26T00:00:00" table:style-name="ce3">
            <text:p>26-Mar</text:p>
          </table:table-cell>
          <table:table-cell office:value-type="string" table:style-name="ce7">
            <text:p>Design Principle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27T00:00:00" table:style-name="ce3">
            <text:p>27-Mar</text:p>
          </table:table-cell>
          <table:table-cell office:value-type="string" table:style-name="ce7">
            <text:p>Writing testable code ( + TDD )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3-30T00:00:00" table:style-name="ce3">
            <text:p>30-Mar</text:p>
          </table:table-cell>
          <table:table-cell office:value-type="string" table:style-name="ce7">
            <text:p>Writing testable code ( + TDD )</text:p>
          </table:table-cell>
          <table:covered-table-cell/>
          <table:table-cell table:number-columns-repeated="16380"/>
        </table:table-row>
        <table:table-row table:style-name="ro6">
          <table:covered-table-cell/>
          <table:table-cell office:value-type="date" office:date-value="2020-03-31T00:00:00" table:style-name="ce3">
            <text:p>31-Mar</text:p>
          </table:table-cell>
          <table:table-cell office:value-type="string" table:style-name="ce12">
            <text:p>Writing testable code ( + TDD ) <text:s text:c="23"/>CHECKPOINT EXAM</text:p>
          </table:table-cell>
          <table:covered-table-cell/>
          <table:table-cell table:number-columns-repeated="16380"/>
        </table:table-row>
        <table:table-row table:style-name="ro7">
          <table:table-cell office:value-type="string" table:style-name="ce13">
            <text:p>Requirements Analysis</text:p>
          </table:table-cell>
          <table:table-cell office:value-type="date" office:date-value="2020-04-01T00:00:00" table:style-name="ce3">
            <text:p>1-Apr</text:p>
          </table:table-cell>
          <table:table-cell office:value-type="string" table:style-name="ce7">
            <text:p>Requirements Analysis</text:p>
          </table:table-cell>
          <table:table-cell office:value-type="string" table:style-name="ce11">
            <text:p><text:a xlink:href="mailto:stoilovm@vmware.com">Mario Stoilov</text:a></text:p>
          </table:table-cell>
          <table:table-cell table:number-columns-repeated="16380"/>
        </table:table-row>
        <table:table-row table:style-name="ro8">
          <table:table-cell office:value-type="string" table:style-name="ce13">
            <text:p>Design Patterns</text:p>
          </table:table-cell>
          <table:table-cell office:value-type="date" office:date-value="2020-04-02T00:00:00" table:style-name="ce3">
            <text:p>2-Apr</text:p>
          </table:table-cell>
          <table:table-cell office:value-type="string" table:style-name="ce12">
            <text:p>Strategy</text:p>
            <text:p>Builder</text:p>
            <text:p>Singleton</text:p>
            <text:p>Factory</text:p>
            <text:p>Template</text:p>
            <text:p>Composition</text:p>
            <text:p>Decorator</text:p>
            <text:p>Observer</text:p>
            <text:p/>
          </table:table-cell>
          <table:table-cell office:value-type="string" table:style-name="ce11">
            <text:p><text:a xlink:href="mailto:asavov@vmware.com">Alexander Savov</text:a></text:p>
          </table:table-cell>
          <table:table-cell table:number-columns-repeated="16380"/>
        </table:table-row>
        <table:table-row table:style-name="ro3">
          <table:table-cell office:value-type="string" table:style-name="ce13">
            <text:p>Software Architecture 101</text:p>
          </table:table-cell>
          <table:table-cell office:value-type="date" office:date-value="2020-04-03T00:00:00" table:style-name="ce3">
            <text:p>3-Apr</text:p>
          </table:table-cell>
          <table:table-cell office:value-type="string" table:style-name="ce12">
            <text:p>Layered architecture</text:p>
            <text:p>Hexagonal and Clean architecture,<text:s/></text:p>
            <text:p>Vertical demarcation lines(DDD &amp; Subdomains), Horizontal demarcation lines</text:p>
            <text:p/>
          </table:table-cell>
          <table:table-cell office:value-type="string" table:style-name="ce11">
            <text:p><text:a xlink:href="mailto:kspirov@vmware.com">Konstantin Spirov</text:a></text:p>
          </table:table-cell>
          <table:table-cell table:number-columns-repeated="16380"/>
        </table:table-row>
        <table:table-row table:style-name="ro5">
          <table:table-cell office:value-type="string" table:number-columns-spanned="1" table:number-rows-spanned="4" table:style-name="ce19">
            <text:p>Input / Output (IO and Networking)</text:p>
          </table:table-cell>
          <table:table-cell office:value-type="date" office:date-value="2020-04-06T00:00:00" table:style-name="ce3">
            <text:p>6-Apr</text:p>
          </table:table-cell>
          <table:table-cell office:value-type="string" table:style-name="ce12">
            <text:p>Extend the command interpreter (CI) with READ/WRITE in/to files and encoding<text:s/></text:p>
          </table:table-cell>
          <table:table-cell office:value-type="string" table:number-columns-spanned="1" table:number-rows-spanned="4" table:style-name="ce23">
            <text:p><text:a xlink:href="mailto:ivank@vmware.com">Ivan Kolev</text:a></text:p>
          </table:table-cell>
          <table:table-cell table:number-columns-repeated="16380"/>
        </table:table-row>
        <table:table-row table:style-name="ro5">
          <table:covered-table-cell/>
          <table:table-cell office:value-type="date" office:date-value="2020-04-07T00:00:00" table:style-name="ce3">
            <text:p>7-Apr</text:p>
          </table:table-cell>
          <table:table-cell office:value-type="string" table:style-name="ce12">
            <text:p>Extend the command interpreter (CI) with READ/WRITE in/to files and encoding<text:s/>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4-08T00:00:00" table:style-name="ce3">
            <text:p>8-Apr</text:p>
          </table:table-cell>
          <table:table-cell office:value-type="string" table:style-name="ce7">
            <text:p>Expose remote access to the CI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4-09T00:00:00" table:style-name="ce3">
            <text:p>9-Apr</text:p>
          </table:table-cell>
          <table:table-cell office:value-type="string" table:style-name="ce7">
            <text:p>Write an instance messaging chat</text:p>
          </table:table-cell>
          <table:covered-table-cell/>
          <table:table-cell table:number-columns-repeated="16380"/>
        </table:table-row>
        <table:table-row table:style-name="ro6">
          <table:table-cell office:value-type="string" table:style-name="ce13">
            <text:p>Software Architecture 102</text:p>
          </table:table-cell>
          <table:table-cell office:value-type="date" office:date-value="2020-04-10T00:00:00" table:style-name="ce3">
            <text:p>10-Apr</text:p>
          </table:table-cell>
          <table:table-cell office:value-type="string" table:style-name="ce12">
            <text:p>Distributed architecture (Starbucks Does Not Use Two-Phase Commit, Sagas)</text:p>
          </table:table-cell>
          <table:table-cell office:value-type="string" table:style-name="ce11">
            <text:p>Konstantin Spirov</text:p>
          </table:table-cell>
          <table:table-cell table:number-columns-repeated="16380"/>
        </table:table-row>
        <table:table-row table:style-name="ro6">
          <table:table-cell office:value-type="string" table:number-columns-spanned="1" table:number-rows-spanned="2" table:style-name="ce16">
            <text:p>Dev Ops</text:p>
          </table:table-cell>
          <table:table-cell office:value-type="date" office:date-value="2020-04-13T00:00:00" table:style-name="ce3">
            <text:p>13-Apr</text:p>
          </table:table-cell>
          <table:table-cell office:value-type="string" table:style-name="ce12">
            <text:p>Setup Gitlab pipelines &amp; needed infrastructure</text:p>
          </table:table-cell>
          <table:table-cell office:value-type="string" table:number-columns-spanned="1" table:number-rows-spanned="2" table:style-name="ce23">
            <text:p><text:a xlink:href="mailto:kristiyang@vmware.com">Kristiyan Georgiev</text:a></text:p>
          </table:table-cell>
          <table:table-cell table:number-columns-repeated="16380"/>
        </table:table-row>
        <table:table-row table:style-name="ro7">
          <table:covered-table-cell/>
          <table:table-cell office:value-type="date" office:date-value="2020-04-14T00:00:00" table:style-name="ce3">
            <text:p>14-Apr</text:p>
          </table:table-cell>
          <table:table-cell office:value-type="string" table:style-name="ce1">
            <text:p>TBD</text:p>
          </table:table-cell>
          <table:covered-table-cell/>
          <table:table-cell table:number-columns-repeated="16380"/>
        </table:table-row>
        <table:table-row table:style-name="ro5">
          <table:table-cell office:value-type="string" table:style-name="ce10">
            <text:p>Software Development Methodologies, Project Roles</text:p>
          </table:table-cell>
          <table:table-cell office:value-type="date" office:date-value="2020-04-15T00:00:00" table:style-name="ce3">
            <text:p>15-Apr</text:p>
          </table:table-cell>
          <table:table-cell office:value-type="string" table:style-name="ce12">
            <text:p>Project roles, SDL theory, agile methodologies</text:p>
          </table:table-cell>
          <table:table-cell office:value-type="string" table:style-name="ce14">
            <text:p><text:a xlink:href="mailto:kdimitrov@vmware.com;%20lborisova@vmware.com">Kaloyan DimitrovLora Borisova</text:a>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Concurrency</text:p>
          </table:table-cell>
          <table:table-cell office:value-type="date" office:date-value="2020-04-16T00:00:00" table:style-name="ce3">
            <text:p>16-Apr</text:p>
          </table:table-cell>
          <table:table-cell office:value-type="string" table:style-name="ce2">
            <text:p>Concurrent vs parallel; Exercises; Atomicity, Visibility, Ordering; Exercises;</text:p>
          </table:table-cell>
          <table:table-cell office:value-type="string" table:style-name="ce11">
            <text:p><text:a xlink:href="mailto:tmateev@vmware.com">Tihomir Mateev</text:a>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5">
            <text:p>Happy Easter!</text:p>
          </table:table-cell>
          <table:covered-table-cell table:number-columns-repeated="3"/>
          <table:table-cell table:number-columns-repeated="16380"/>
        </table:table-row>
        <table:table-row table:style-name="ro6">
          <table:table-cell office:value-type="string" table:number-columns-spanned="1" table:number-rows-spanned="3" table:style-name="ce16">
            <text:p>Concurrency</text:p>
          </table:table-cell>
          <table:table-cell office:value-type="date" office:date-value="2020-04-21T00:00:00" table:style-name="ce3">
            <text:p>21-Apr</text:p>
          </table:table-cell>
          <table:table-cell office:value-type="string" table:style-name="ce2">
            <text:p>Classical Problems; Exercises; Collections; Exercises;</text:p>
          </table:table-cell>
          <table:table-cell office:value-type="string" table:number-columns-spanned="1" table:number-rows-spanned="3" table:style-name="ce23">
            <text:p>Tihomir Mateev</text:p>
          </table:table-cell>
          <table:table-cell table:number-columns-repeated="16380"/>
        </table:table-row>
        <table:table-row table:style-name="ro6">
          <table:covered-table-cell/>
          <table:table-cell office:value-type="date" office:date-value="2020-04-22T00:00:00" table:style-name="ce3">
            <text:p>22-Apr</text:p>
          </table:table-cell>
          <table:table-cell office:value-type="string" table:style-name="ce2">
            <text:p>Reactive programming; Exercises; Exercises; Main task;</text:p>
          </table:table-cell>
          <table:covered-table-cell/>
          <table:table-cell table:number-columns-repeated="16380"/>
        </table:table-row>
        <table:table-row table:style-name="ro6">
          <table:covered-table-cell/>
          <table:table-cell office:value-type="date" office:date-value="2020-04-23T00:00:00" table:style-name="ce3">
            <text:p>23-Apr</text:p>
          </table:table-cell>
          <table:table-cell office:value-type="string" table:style-name="ce12">
            <text:p>Actor model; Exercises; Exercises; Main task; <text:s/>CHECKPOINT EXAM</text:p>
          </table:table-cell>
          <table:covered-table-cell/>
          <table:table-cell table:number-columns-repeated="16380"/>
        </table:table-row>
        <table:table-row table:style-name="ro7">
          <table:table-cell office:value-type="string" table:style-name="ce6">
            <text:p>Software Security (Crypto)</text:p>
          </table:table-cell>
          <table:table-cell office:value-type="date" office:date-value="2020-04-24T00:00:00" table:style-name="ce3">
            <text:p>24-Apr</text:p>
          </table:table-cell>
          <table:table-cell office:value-type="string" table:style-name="ce12">
            <text:p>Software Security (Crypto)</text:p>
          </table:table-cell>
          <table:table-cell office:value-type="string" table:style-name="ce9">
            <text:p><text:a xlink:href="mailto:azlatanchev@vmware.com">Aleksandar Zlatanchev</text:a></text:p>
          </table:table-cell>
          <table:table-cell table:number-columns-repeated="16380"/>
        </table:table-row>
        <table:table-row table:style-name="ro5">
          <table:table-cell office:value-type="string" table:number-columns-spanned="1" table:number-rows-spanned="3" table:style-name="ce16">
            <text:p>Databases</text:p>
          </table:table-cell>
          <table:table-cell office:value-type="date" office:date-value="2020-04-27T00:00:00" table:style-name="ce3">
            <text:p>27-Apr</text:p>
          </table:table-cell>
          <table:table-cell office:value-type="string" table:style-name="ce2">
            <text:p>Introduction to databases; Relational model, Data types; Retrieving data using SQL SELECT statements;</text:p>
          </table:table-cell>
          <table:table-cell office:value-type="string" table:number-columns-spanned="1" table:number-rows-spanned="3" table:style-name="ce23">
            <text:p><text:a xlink:href="mailto:sblagoev@vmware.com">Stanislav Blagoev</text:a></text:p>
          </table:table-cell>
          <table:table-cell table:number-columns-repeated="16380"/>
        </table:table-row>
        <table:table-row table:style-name="ro5">
          <table:covered-table-cell/>
          <table:table-cell office:value-type="date" office:date-value="2020-04-28T00:00:00" table:style-name="ce3">
            <text:p>28-Apr</text:p>
          </table:table-cell>
          <table:table-cell office:value-type="string" table:style-name="ce2">
            <text:p>Data normalization; SQL Data definition language, creating objects; Transaction control and isolation;</text:p>
          </table:table-cell>
          <table:covered-table-cell/>
          <table:table-cell table:number-columns-repeated="16380"/>
        </table:table-row>
        <table:table-row table:style-name="ro9">
          <table:covered-table-cell/>
          <table:table-cell office:value-type="date" office:date-value="2020-04-29T00:00:00" table:style-name="ce3">
            <text:p>29-Apr</text:p>
          </table:table-cell>
          <table:table-cell office:value-type="string" table:style-name="ce12">
            <text:p>Practice:</text:p>
            <text:p>Exploring database schema and model through UI; Writing SQL Select statements – simple and complex through UI client; Connecting to a database through JDBC, managing the connections/session, queriyng data from within java code.</text:p>
            <text:p/>
          </table:table-cell>
          <table:covered-table-cell/>
          <table:table-cell table:number-columns-repeated="16380"/>
        </table:table-row>
        <table:table-row table:style-name="ro7">
          <table:table-cell office:value-type="string" table:number-columns-spanned="1" table:number-rows-spanned="5" table:style-name="ce19">
            <text:p>Spring (DI (XML,JavaConfig),AOP,JDBC,JPA,REST)</text:p>
          </table:table-cell>
          <table:table-cell office:value-type="date" office:date-value="2020-04-30T00:00:00" table:style-name="ce3">
            <text:p>30-Apr</text:p>
          </table:table-cell>
          <table:table-cell office:value-type="string" table:number-columns-spanned="1" table:number-rows-spanned="5" table:style-name="ce27">
            <text:p>Dependency Injection (Inversion of Control)</text:p>
            <text:p>Aspect Oriented Programming</text:p>
            <text:p>Integration testing</text:p>
            <text:p>JDBC</text:p>
            <text:p>Transactions</text:p>
            <text:p>Spring Data</text:p>
            <text:p>Spring Boot</text:p>
            <text:p>Spring Web</text:p>
            <text:p/>
          </table:table-cell>
          <table:table-cell office:value-type="string" table:number-columns-spanned="1" table:number-rows-spanned="5" table:style-name="ce23">
            <text:p><text:a xlink:href="mailto:vchomakov@vmware.com">Vasil Chomakov</text:a></text:p>
          </table:table-cell>
          <table:table-cell table:number-columns-repeated="16380"/>
        </table:table-row>
        <table:table-row table:style-name="ro7">
          <table:covered-table-cell/>
          <table:table-cell office:value-type="date" office:date-value="2020-05-04T00:00:00" table:style-name="ce3">
            <text:p>4-May</text:p>
          </table:table-cell>
          <table:covered-table-cell/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05T00:00:00" table:style-name="ce3">
            <text:p>5-May</text:p>
          </table:table-cell>
          <table:covered-table-cell/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07T00:00:00" table:style-name="ce3">
            <text:p>7-May</text:p>
          </table:table-cell>
          <table:covered-table-cell/>
          <table:covered-table-cell/>
          <table:table-cell table:number-columns-repeated="16380"/>
        </table:table-row>
        <table:table-row table:style-name="ro10">
          <table:covered-table-cell/>
          <table:table-cell office:value-type="date" office:date-value="2020-05-08T00:00:00" table:style-name="ce3">
            <text:p>8-May</text:p>
          </table:table-cell>
          <table:covered-table-cell/>
          <table:covered-table-cell/>
          <table:table-cell table:number-columns-repeated="16380"/>
        </table:table-row>
        <table:table-row table:style-name="ro7">
          <table:table-cell office:value-type="string" table:number-columns-spanned="1" table:number-rows-spanned="7" table:style-name="ce16">
            <text:p>Front End Development</text:p>
          </table:table-cell>
          <table:table-cell office:value-type="date" office:date-value="2020-05-11T00:00:00" table:style-name="ce3">
            <text:p>11-May</text:p>
          </table:table-cell>
          <table:table-cell office:value-type="string" table:style-name="ce1">
            <text:p>HTML, CSS</text:p>
          </table:table-cell>
          <table:table-cell office:value-type="string" table:number-columns-spanned="1" table:number-rows-spanned="7" table:style-name="ce18">
            <text:p><text:a xlink:href="mailto:smitrenova@vmware.com;%20srusev@vmware.com">Simona MitrenovaSabo Rusev</text:a></text:p>
          </table:table-cell>
          <table:table-cell table:number-columns-repeated="16380"/>
        </table:table-row>
        <table:table-row table:style-name="ro7">
          <table:covered-table-cell/>
          <table:table-cell office:value-type="date" office:date-value="2020-05-12T00:00:00" table:style-name="ce3">
            <text:p>12-May</text:p>
          </table:table-cell>
          <table:table-cell office:value-type="string" table:style-name="ce1">
            <text:p>J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13T00:00:00" table:style-name="ce3">
            <text:p>13-May</text:p>
          </table:table-cell>
          <table:table-cell office:value-type="string" table:style-name="ce1">
            <text:p>J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14T00:00:00" table:style-name="ce3">
            <text:p>14-May</text:p>
          </table:table-cell>
          <table:table-cell office:value-type="string" table:style-name="ce1">
            <text:p>Angular &amp; T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15T00:00:00" table:style-name="ce3">
            <text:p>15-May</text:p>
          </table:table-cell>
          <table:table-cell office:value-type="string" table:style-name="ce1">
            <text:p>Angular &amp; TS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18T00:00:00" table:style-name="ce3">
            <text:p>18-May</text:p>
          </table:table-cell>
          <table:table-cell office:value-type="string" table:style-name="ce1">
            <text:p>TBD</text:p>
          </table:table-cell>
          <table:covered-table-cell/>
          <table:table-cell table:number-columns-repeated="16380"/>
        </table:table-row>
        <table:table-row table:style-name="ro7">
          <table:covered-table-cell/>
          <table:table-cell office:value-type="date" office:date-value="2020-05-19T00:00:00" table:style-name="ce3">
            <text:p>19-May</text:p>
          </table:table-cell>
          <table:table-cell office:value-type="string" table:style-name="ce1">
            <text:p>TBD</text:p>
          </table:table-cell>
          <table:covered-table-cell/>
          <table:table-cell table:number-columns-repeated="16380"/>
        </table:table-row>
        <table:table-row table:style-name="ro11">
          <table:table-cell office:value-type="string" table:style-name="ce13">
            <text:p>Product Design</text:p>
          </table:table-cell>
          <table:table-cell office:value-type="date" office:date-value="2020-05-20T00:00:00" table:style-name="ce3">
            <text:p>20-May</text:p>
          </table:table-cell>
          <table:table-cell office:value-type="string" table:style-name="ce12">
            <text:p>Problem solving &amp; cross-functional problems (examples)</text:p>
            <text:p/>
            <text:p>What is Product Design</text:p>
            <text:p>UX pillars (usability, accessibility, information architecture, etc.)</text:p>
            <text:p>Design thinking workshop exercise</text:p>
            <text:p/>
            <text:p>?</text:p>
            <text:p>UX 2d: hands on work</text:p>
            <text:p>Work with mentors to analyze and improve UI of Final Task or something else they have created (preferably).</text:p>
            <text:p/>
          </table:table-cell>
          <table:table-cell office:value-type="string" table:style-name="ce14">
            <text:p><text:a xlink:href="mailto:mkrivobarski@vmware.com;%20myugovski@vmware.com">Martin KrivobarskiMitko Yugovski</text:a></text:p>
          </table:table-cell>
          <table:table-cell table:number-columns-repeated="16380"/>
        </table:table-row>
        <table:table-row table:style-name="ro7">
          <table:table-cell office:value-type="string" table:style-name="ce6">
            <text:p>Programming competition</text:p>
          </table:table-cell>
          <table:table-cell office:value-type="date" office:date-value="2020-05-21T00:00:00" table:style-name="ce3">
            <text:p>21-May</text:p>
          </table:table-cell>
          <table:table-cell table:style-name="ce2"/>
          <table:table-cell office:value-type="string" table:style-name="ce11">
            <text:p>Konstantin Spirov</text:p>
          </table:table-cell>
          <table:table-cell table:number-columns-repeated="16380"/>
        </table:table-row>
        <table:table-row table:style-name="ro12">
          <table:table-cell office:value-type="string" table:style-name="ce13">
            <text:p>Soft skills</text:p>
          </table:table-cell>
          <table:table-cell office:value-type="date" office:date-value="2020-05-22T00:00:00" table:style-name="ce3">
            <text:p>22-May</text:p>
          </table:table-cell>
          <table:table-cell office:value-type="string" table:style-name="ce12">
            <text:p>Preparation for interview</text:p>
            <text:p>How to make good presentations</text:p>
            <text:p>What it takes to be a successful engineer</text:p>
            <text:p/>
          </table:table-cell>
          <table:table-cell office:value-type="string" table:style-name="ce12">
            <text:p>Ivelin Nikolaev</text:p>
            <text:p>Org Team</text:p>
            <text:p/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5">
            <text:p>24th May Literacy day</text:p>
          </table:table-cell>
          <table:covered-table-cell table:number-columns-repeated="3"/>
          <table:table-cell table:number-columns-repeated="16380"/>
        </table:table-row>
        <table:table-row table:style-name="ro6">
          <table:table-cell office:value-type="string" table:style-name="ce13">
            <text:p>Final task</text:p>
          </table:table-cell>
          <table:table-cell office:value-type="string" table:style-name="ce2">
            <text:p>May 26 - June 2</text:p>
          </table:table-cell>
          <table:table-cell table:style-name="ce1"/>
          <table:table-cell office:value-type="string" table:style-name="ce11">
            <text:p><text:a xlink:href="mailto:stoimenovg@vmware.com">Georgi Stoimenov</text:a></text:p>
          </table:table-cell>
          <table:table-cell table:number-columns-repeated="16380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spanned="4" table:number-rows-spanned="3" table:style-name="ce26"/>
          <table:covered-table-cell table:number-columns-repeated="3"/>
          <table:table-cell table:number-columns-repeated="16380"/>
        </table:table-row>
        <table:table-row table:number-rows-repeated="2" table:style-name="ro7">
          <table:covered-table-cell/>
          <table:covered-table-cell table:number-columns-repeated="3"/>
          <table:table-cell table:number-columns-repeated="16380"/>
        </table:table-row>
        <table:table-row table:number-rows-repeated="104851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>Milena Dushanova</dc:creator>
    <meta:creation-date>2020-03-20T06:26:14Z</meta:creation-date>
    <dc:date>2020-03-27T09:38:20Z</dc:date>
  </office:meta>
</office:document-meta>
</file>